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302cm" fo:margin-bottom="0.302cm" loext:contextual-spacing="false" fo:text-align="justify" style:justify-single-word="false"/>
    </style:style>
    <style:style style:name="P2" style:family="paragraph" style:parent-style-name="Standard">
      <style:paragraph-properties fo:margin-top="0.302cm" fo:margin-bottom="0.302cm" loext:contextual-spacing="false" fo:text-align="justify" style:justify-single-word="false"/>
      <style:text-properties officeooo:paragraph-rsid="000c6540"/>
    </style:style>
    <style:style style:name="P3" style:family="paragraph" style:parent-style-name="Standard">
      <style:paragraph-properties fo:margin-top="0.302cm" fo:margin-bottom="0.302cm" loext:contextual-spacing="false" fo:text-align="justify" style:justify-single-word="false"/>
      <style:text-properties officeooo:paragraph-rsid="00115170"/>
    </style:style>
    <style:style style:name="P4" style:family="paragraph" style:parent-style-name="Standard" style:list-style-name="L1">
      <style:paragraph-properties fo:margin-top="0.302cm" fo:margin-bottom="0.302cm" loext:contextual-spacing="false" fo:text-align="justify" style:justify-single-word="false"/>
      <style:text-properties officeooo:paragraph-rsid="0011e6a8"/>
    </style:style>
    <style:style style:name="P5" style:family="paragraph" style:parent-style-name="Standard">
      <style:paragraph-properties fo:margin-top="0.302cm" fo:margin-bottom="0.302cm" loext:contextual-spacing="false" fo:text-align="justify" style:justify-single-word="false"/>
      <style:text-properties officeooo:rsid="00109e5d" officeooo:paragraph-rsid="0011e6a8"/>
    </style:style>
    <style:style style:name="P6" style:family="paragraph" style:parent-style-name="Standard" style:list-style-name="L1">
      <style:paragraph-properties fo:margin-top="0.302cm" fo:margin-bottom="0.302cm" loext:contextual-spacing="false" fo:text-align="justify" style:justify-single-word="false"/>
      <style:text-properties officeooo:rsid="00109e5d" officeooo:paragraph-rsid="0011e6a8"/>
    </style:style>
    <style:style style:name="P7" style:family="paragraph" style:parent-style-name="Standard">
      <style:paragraph-properties fo:margin-top="0.302cm" fo:margin-bottom="0.302cm" loext:contextual-spacing="false" fo:text-align="justify" style:justify-single-word="false"/>
      <style:text-properties style:text-underline-style="solid" style:text-underline-width="auto" style:text-underline-color="font-color" officeooo:rsid="000a68e4" officeooo:paragraph-rsid="000c6540"/>
    </style:style>
    <style:style style:name="P8" style:family="paragraph" style:parent-style-name="Standard">
      <style:paragraph-properties fo:margin-top="0.302cm" fo:margin-bottom="0.302cm" loext:contextual-spacing="false" fo:text-align="justify" style:justify-single-word="false"/>
      <style:text-properties fo:font-weight="bold" style:font-weight-asian="bold" style:font-weight-complex="bold"/>
    </style:style>
    <style:style style:name="T1" style:family="text">
      <style:text-properties officeooo:rsid="00089624"/>
    </style:style>
    <style:style style:name="T2" style:family="text">
      <style:text-properties officeooo:rsid="000a68e4"/>
    </style:style>
    <style:style style:name="T3" style:family="text">
      <style:text-properties officeooo:rsid="000c6540"/>
    </style:style>
    <style:style style:name="T4" style:family="text">
      <style:text-properties officeooo:rsid="000dab97"/>
    </style:style>
    <style:style style:name="T5" style:family="text">
      <style:text-properties officeooo:rsid="00109e5d"/>
    </style:style>
    <style:style style:name="T6" style:family="text">
      <style:text-properties officeooo:rsid="00115170"/>
    </style:style>
    <style:style style:name="T7" style:family="text">
      <style:text-properties officeooo:rsid="0011e6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Á<text:span text:style-name="T1">MBITO DEL PROYECT</text:span><text:span text:style-name="T7">O</text:span></text:p>
      <text:p text:style-name="P2"><text:span text:style-name="T1">La ferretería a la cual está destinado el proyecto, </text:span><text:span text:style-name="T3">desea</text:span><text:span text:style-name="T1"> un sistema de administración para ingreso y salida de mercancía </text:span><text:span text:style-name="T2">sobre </text:span><text:span text:style-name="T1">control del inventario y ventas, </text:span><text:span text:style-name="T3">que ayude a una mejor administración y control </text:span><text:span text:style-name="T1"><text:s/></text:span><text:span text:style-name="T3">de la <text:s/>empresa, </text:span><text:span text:style-name="T6">ya que al contar con un sistema manual se tienen dificultades para obtener de forma ágil y rápida la información relevante sobre las existencias.</text:span></text:p>
      <text:p text:style-name="P3"><text:span text:style-name="T6">El </text:span><text:span text:style-name="T1">proyecto </text:span><text:span text:style-name="T6">consiste en diseñar y construir un</text:span><text:span text:style-name="T3"> sistema </text:span><text:span text:style-name="T6">de interfaz amigable</text:span><text:span text:style-name="T3"> que permita llevar un control sobre l</text:span><text:span text:style-name="T6">os productos disponibles, además de mantener un registro de las salidas de los productos, de tal forma que esta información sirva al propietario del negocio para tomar decisiones como cuando reabastecerse de productos, también se pretende que el sistema gestione las ventas realizando su registro y generando un reporte de las mismas cuando este se requiera.</text:span></text:p>
      <text:p text:style-name="P2"><text:span text:style-name="T3">Para el desarrollo de este proyecto se hará uso de distinta técnicas de programación </text:span><text:span text:style-name="T2">aprendidas durante el curso </text:span><text:span text:style-name="T4">como </text:span><text:span text:style-name="T2">programación orientada a objetos, </text:span><text:span text:style-name="T4">este paradigma nos servirá para la creación de la <text:s/>interfaz gráfica de usuario</text:span><text:span text:style-name="T2"> </text:span><text:span text:style-name="T4">así como la funcionalidad deseada, combinando el lenguaje de programación Java con el lenguaje de consulta de mysql para poder manipular de mejor manera los datos.</text:span></text:p>
      <text:p text:style-name="P5">El proyecto se dividirá en tres fases principales, estas consisten en: </text:p>
      <text:list xml:id="list2125882765" text:style-name="L1">
        <text:list-item>
          <text:p text:style-name="P6">Creación <text:s/>y desarrollo de una base de datos.</text:p>
        </text:list-item>
        <text:list-item>
          <text:p text:style-name="P6">Diseño y creación de la aplicación.</text:p>
        </text:list-item>
        <text:list-item>
          <text:p text:style-name="P4"><text:span text:style-name="T5">Documentación</text:span></text:p>
        </text:list-item>
      </text:list>
      <text:p text:style-name="P2"/>
      <text:p text:style-name="Standard"/>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5T10:57:00.555351023</meta:creation-date>
    <dc:date>2021-10-15T15:32:25.275366514</dc:date>
    <meta:editing-duration>PT41M49S</meta:editing-duration>
    <meta:editing-cycles>3</meta:editing-cycles>
    <meta:generator>LibreOffice/6.4.4.2$Linux_X86_64 LibreOffice_project/40$Build-2</meta:generator>
    <meta:document-statistic meta:table-count="0" meta:image-count="0" meta:object-count="0" meta:page-count="1" meta:paragraph-count="8" meta:word-count="229" meta:character-count="1420" meta:non-whitespace-character-count="1197"/>
  </office:meta>
</office:document-meta>
</file>